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606in" svg:y="4.072in">
            <draw:object draw:notify-on-update-of-ranges="Sheet1.A15:Sheet1.B15 Sheet1.C15:Sheet1.I15 Sheet1.B16:Sheet1.B16 Sheet1.C16:Sheet1.I16 Sheet1.A17:Sheet1.B17 Sheet1.C17:Sheet1.I17 Sheet1.A18:Sheet1.B18 Sheet1.C18:Sheet1.I18 Sheet1.A19:Sheet1.B19 Sheet1.C19:Sheet1.I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10.4815in" svg:y="4.0705in">
            <draw:object draw:notify-on-update-of-ranges="Sheet1.B15:Sheet1.B15 Sheet1.C15:Sheet1.I15 Sheet1.B17:Sheet1.B17 Sheet1.C17:Sheet1.I17 Sheet1.B18:Sheet1.B18 Sheet1.C18:Sheet1.I18 Sheet1.B19:Sheet1.B19 Sheet1.C19:Sheet1.I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6622in" svg:y="0.2169in">
            <draw:object draw:notify-on-update-of-ranges="Sheet1.A2:Sheet1.A2 Sheet1.B2:Sheet1.G2 Sheet1.A3:Sheet1.A3 Sheet1.B3:Sheet1.G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9614in" svg:y="0.2803in">
            <draw:object draw:notify-on-update-of-ranges="Sheet1.A9:Sheet1.A9 Sheet1.B9:Sheet1.G9 Sheet1.A11:Sheet1.A11 Sheet1.B11:Sheet1.G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4.959575" calcext:value-type="float">
            <text:p>4.959575</text:p>
          </table:table-cell>
          <table:table-cell office:value-type="float" office:value="4.995409" calcext:value-type="float">
            <text:p>4.995409</text:p>
          </table:table-cell>
          <table:table-cell office:value-type="float" office:value="4.990718" calcext:value-type="float">
            <text:p>4.990718</text:p>
          </table:table-cell>
          <table:table-cell office:value-type="float" office:value="5.086688" calcext:value-type="float">
            <text:p>5.086688</text:p>
          </table:table-cell>
          <table:table-cell office:value-type="float" office:value="5.214874" calcext:value-type="float">
            <text:p>5.214874</text:p>
          </table:table-cell>
          <table:table-cell office:value-type="float" office:value="5.493174" calcext:value-type="float">
            <text:p>5.493174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4]/[.B3]" office:value-type="float" office:value="2.69019663983305" calcext:value-type="float">
            <text:p>2.6901966398</text:p>
          </table:table-cell>
          <table:table-cell table:formula="of:=[.C4]/[.C3]" office:value-type="float" office:value="5.28429864301402" calcext:value-type="float">
            <text:p>5.284298643</text:p>
          </table:table-cell>
          <table:table-cell table:formula="of:=[.D4]/[.D3]" office:value-type="float" office:value="10.5253362341851" calcext:value-type="float">
            <text:p>10.5253362342</text:p>
          </table:table-cell>
          <table:table-cell table:formula="of:=[.E4]/[.E3]" office:value-type="float" office:value="20.6573996675243" calcext:value-type="float">
            <text:p>20.6573996675</text:p>
          </table:table-cell>
          <table:table-cell table:formula="of:=[.F4]/[.F3]" office:value-type="float" office:value="40.2917161565169" calcext:value-type="float">
            <text:p>40.2917161565</text:p>
          </table:table-cell>
          <table:table-cell table:formula="of:=[.G4]/[.G3]" office:value-type="float" office:value="76.5108323530258" calcext:value-type="float">
            <text:p>76.510832353</text:p>
          </table:table-cell>
          <table:table-cell table:formula="of:=[.H4]/[.H3]" office:value-type="float" office:value="60.5527788806683" calcext:value-type="float">
            <text:p>60.552778880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9]" office:value-type="float" office:value="640" calcext:value-type="float">
            <text:p>640</text:p>
          </table:table-cell>
          <table:table-cell table:formula="of:=640000/[.C9]" office:value-type="float" office:value="320" calcext:value-type="float">
            <text:p>320</text:p>
          </table:table-cell>
          <table:table-cell table:formula="of:=640000/[.D9]" office:value-type="float" office:value="160" calcext:value-type="float">
            <text:p>160</text:p>
          </table:table-cell>
          <table:table-cell table:formula="of:=640000/[.E9]" office:value-type="float" office:value="80" calcext:value-type="float">
            <text:p>80</text:p>
          </table:table-cell>
          <table:table-cell table:formula="of:=640000/[.F9]" office:value-type="float" office:value="40" calcext:value-type="float">
            <text:p>40</text:p>
          </table:table-cell>
          <table:table-cell table:formula="of:=640000/[.G9]" office:value-type="float" office:value="20" calcext:value-type="float">
            <text:p>20</text:p>
          </table:table-cell>
          <table:table-cell table:formula="of:=640000/[.H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71.100505" calcext:value-type="float">
            <text:p>71.100505</text:p>
          </table:table-cell>
          <table:table-cell office:value-type="float" office:value="39.540554" calcext:value-type="float">
            <text:p>39.540554</text:p>
          </table:table-cell>
          <table:table-cell office:value-type="float" office:value="23.712905" calcext:value-type="float">
            <text:p>23.712905</text:p>
          </table:table-cell>
          <table:table-cell office:value-type="float" office:value="16.106382" calcext:value-type="float">
            <text:p>16.106382</text:p>
          </table:table-cell>
          <table:table-cell office:value-type="float" office:value="14.376102" calcext:value-type="float">
            <text:p>14.376102</text:p>
          </table:table-cell>
          <table:table-cell office:value-type="float" office:value="14.406176" calcext:value-type="float">
            <text:p>14.406176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840.63679/[.B11]" office:value-type="float" office:value="11.8232182739068" calcext:value-type="float">
            <text:p>11.8232182739</text:p>
          </table:table-cell>
          <table:table-cell table:formula="of:=840.63679/[.C11]" office:value-type="float" office:value="21.2601166387299" calcext:value-type="float">
            <text:p>21.2601166387</text:p>
          </table:table-cell>
          <table:table-cell table:formula="of:=840.63679/[.D11]" office:value-type="float" office:value="35.4506033739856" calcext:value-type="float">
            <text:p>35.450603374</text:p>
          </table:table-cell>
          <table:table-cell table:formula="of:=840.63679/[.E11]" office:value-type="float" office:value="52.1927761306046" calcext:value-type="float">
            <text:p>52.1927761306</text:p>
          </table:table-cell>
          <table:table-cell table:formula="of:=840.63679/[.F11]" office:value-type="float" office:value="58.4745983299228" calcext:value-type="float">
            <text:p>58.4745983299</text:p>
          </table:table-cell>
          <table:table-cell table:formula="of:=840.63679/[.G11]" office:value-type="float" office:value="58.3525281101661" calcext:value-type="float">
            <text:p>58.3525281102</text:p>
          </table:table-cell>
          <table:table-cell table:formula="of:=840.63679/[.H11]" office:value-type="float" office:value="60.5063663140978" calcext:value-type="float">
            <text:p>60.506366314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602768" calcext:value-type="float">
            <text:p>6.602768</text:p>
          </table:table-cell>
          <table:table-cell office:value-type="float" office:value="7.930681" calcext:value-type="float">
            <text:p>7.930681</text:p>
          </table:table-cell>
          <table:table-cell office:value-type="float" office:value="10.267001" calcext:value-type="float">
            <text:p>10.267001</text:p>
          </table:table-cell>
          <table:table-cell office:value-type="float" office:value="15.379849" calcext:value-type="float">
            <text:p>15.379849</text:p>
          </table:table-cell>
          <table:table-cell office:value-type="float" office:value="25.136588" calcext:value-type="float">
            <text:p>25.136588</text:p>
          </table:table-cell>
          <table:table-cell office:value-type="float" office:value="44.041563" calcext:value-type="float">
            <text:p>44.041563</text:p>
          </table:table-cell>
        </table:table-row>
        <table:table-row table:style-name="ro1">
          <table:covered-table-cell/>
          <table:table-cell office:value-type="string" calcext:value-type="string">
            <text:p>parallel v3</text:p>
          </table:table-cell>
          <table:table-cell office:value-type="float" office:value="5.308004" calcext:value-type="float">
            <text:p>5.308004</text:p>
          </table:table-cell>
          <table:table-cell office:value-type="float" office:value="5.559447" calcext:value-type="float">
            <text:p>5.559447</text:p>
          </table:table-cell>
          <table:table-cell office:value-type="float" office:value="6.048962" calcext:value-type="float">
            <text:p>6.048962</text:p>
          </table:table-cell>
          <table:table-cell office:value-type="float" office:value="6.932199" calcext:value-type="float">
            <text:p>6.932199</text:p>
          </table:table-cell>
          <table:table-cell office:value-type="float" office:value="8.955507" calcext:value-type="float">
            <text:p>8.955507</text:p>
          </table:table-cell>
          <table:table-cell office:value-type="float" office:value="12.66189" calcext:value-type="float">
            <text:p>12.66189</text:p>
          </table:table-cell>
          <table:table-cell office:value-type="float" office:value="20.017067" calcext:value-type="float">
            <text:p>20.017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20:37:12.659483189</dc:date>
    <meta:editing-duration>PT21H12M8S</meta:editing-duration>
    <meta:editing-cycles>16</meta:editing-cycles>
    <meta:generator>LibreOffice/4.2.8.2$Linux_X86_64 LibreOffice_project/420m0$Build-2</meta:generator>
    <meta:document-statistic meta:table-count="1" meta:cell-count="1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3.454cm" style:legend-expansion="high" chart:style-name="ch2"/>
        <chart:plot-area chart:style-name="ch3" table:cell-range-address="Sheet1.A15:Sheet1.I15 Sheet1.B16:Sheet1.I16 Sheet1.A17:Sheet1.I19" chart:data-source-has-labels="both" svg:x="1.331cm" svg:y="0.18cm" svg:width="11.927cm" svg:height="7.659cm">
          <chartooo:coordinate-region svg:x="2.138cm" svg:y="0.379cm" svg:width="11.12cm" svg:height="6.813cm"/>
          <chart:axis chart:dimension="x" chart:name="primary-x" chart:style-name="ch4" chartooo:axis-type="auto">
            <chartooo:date-scale/>
            <chart:title svg:x="6.006cm" svg:y="8.019cm" chart:style-name="ch5">
              <text:p>Number of points</text:p>
            </chart:title>
            <chart:categories table:cell-range-address="Sheet1.C15:Sheet1.I15"/>
          </chart:axis>
          <chart:axis chart:dimension="y" chart:name="primary-y" chart:style-name="ch6">
            <chart:title svg:x="0.451cm" svg:y="4.595cm" chart:style-name="ch7">
              <text:p>Time(s)</text:p>
            </chart:title>
            <chart:grid chart:style-name="ch8" chart:class="major"/>
          </chart:axis>
          <chart:series chart:style-name="ch9" chart:values-cell-range-address="Sheet1.C16:Sheet1.I16" chart:label-cell-address="Sheet1.B16:Sheet1.B16" chart:class="chart:bar">
            <chart:data-point chart:repeated="7"/>
          </chart:series>
          <chart:series chart:style-name="ch10" chart:values-cell-range-address="Sheet1.C17:Sheet1.I17" chart:label-cell-address="Sheet1.A17:Sheet1.B17" chart:class="chart:bar">
            <chart:data-point chart:repeated="7"/>
          </chart:series>
          <chart:series chart:style-name="ch11" chart:values-cell-range-address="Sheet1.C18:Sheet1.I18" chart:label-cell-address="Sheet1.A18:Sheet1.B18" chart:class="chart:bar">
            <chart:data-point chart:repeated="7"/>
          </chart:series>
          <chart:series chart:style-name="ch12" chart:values-cell-range-address="Sheet1.C19:Sheet1.I19" chart:label-cell-address="Sheet1.A19:Sheet1.B1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C15:Sheet1.I15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B16:Sheet1.B16</svg:desc>
                </draw:g>
              </table:table-cell>
              <table:table-cell office:value-type="float" office:value="13.342232">
                <text:p>13.342232</text:p>
                <draw:g>
                  <svg:desc>Sheet1.C16:Sheet1.I16</svg:desc>
                </draw:g>
              </table:table-cell>
              <table:table-cell office:value-type="float" office:value="26.397233">
                <text:p>26.397233</text:p>
              </table:table-cell>
              <table:table-cell office:value-type="float" office:value="52.528985">
                <text:p>52.528985</text:p>
              </table:table-cell>
              <table:table-cell office:value-type="float" office:value="105.077747">
                <text:p>105.077747</text:p>
              </table:table-cell>
              <table:table-cell office:value-type="float" office:value="210.116223">
                <text:p>210.116223</text:p>
              </table:table-cell>
              <table:table-cell office:value-type="float" office:value="420.287315">
                <text:p>420.287315</text:p>
              </table:table-cell>
              <table:table-cell office:value-type="float" office:value="840.63679">
                <text:p>840.63679</text:p>
              </table:table-cell>
            </table:table-row>
            <table:table-row>
              <table:table-cell office:value-type="string">
                <text:p>parallel v1</text:p>
                <text:list>
                  <text:list-item>
                    <text:p/>
                  </text:list-item>
                  <text:list-item>
                    <text:p>parallel v1</text:p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5.150253">
                <text:p>5.150253</text:p>
                <draw:g>
                  <svg:desc>Sheet1.C17:Sheet1.I17</svg:desc>
                </draw:g>
              </table:table-cell>
              <table:table-cell office:value-type="float" office:value="5.334522">
                <text:p>5.334522</text:p>
              </table:table-cell>
              <table:table-cell office:value-type="float" office:value="5.56897">
                <text:p>5.56897</text:p>
              </table:table-cell>
              <table:table-cell office:value-type="float" office:value="6.212595">
                <text:p>6.212595</text:p>
              </table:table-cell>
              <table:table-cell office:value-type="float" office:value="7.27669">
                <text:p>7.27669</text:p>
              </table:table-cell>
              <table:table-cell office:value-type="float" office:value="9.324087">
                <text:p>9.324087</text:p>
              </table:table-cell>
              <table:table-cell office:value-type="float" office:value="13.882712">
                <text:p>13.882712</text:p>
              </table:table-cell>
            </table:table-row>
            <table:table-row>
              <table:table-cell office:value-type="string">
                <text:p>parallel v2</text:p>
                <text:list>
                  <text:list-item>
                    <text:p/>
                  </text:list-item>
                  <text:list-item>
                    <text:p>parallel v2</text:p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5.914093">
                <text:p>5.914093</text:p>
                <draw:g>
                  <svg:desc>Sheet1.C18:Sheet1.I18</svg:desc>
                </draw:g>
              </table:table-cell>
              <table:table-cell office:value-type="float" office:value="6.602768">
                <text:p>6.602768</text:p>
              </table:table-cell>
              <table:table-cell office:value-type="float" office:value="7.930681">
                <text:p>7.930681</text:p>
              </table:table-cell>
              <table:table-cell office:value-type="float" office:value="10.267001">
                <text:p>10.267001</text:p>
              </table:table-cell>
              <table:table-cell office:value-type="float" office:value="15.379849">
                <text:p>15.379849</text:p>
              </table:table-cell>
              <table:table-cell office:value-type="float" office:value="25.136588">
                <text:p>25.136588</text:p>
              </table:table-cell>
              <table:table-cell office:value-type="float" office:value="44.041563">
                <text:p>44.041563</text:p>
              </table:table-cell>
            </table:table-row>
            <table:table-row>
              <table:table-cell office:value-type="string">
                <text:p>parallel v3</text:p>
                <text:list>
                  <text:list-item>
                    <text:p/>
                  </text:list-item>
                  <text:list-item>
                    <text:p>parallel v3</text:p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5.308004">
                <text:p>5.308004</text:p>
                <draw:g>
                  <svg:desc>Sheet1.C19:Sheet1.I19</svg:desc>
                </draw:g>
              </table:table-cell>
              <table:table-cell office:value-type="float" office:value="5.559447">
                <text:p>5.559447</text:p>
              </table:table-cell>
              <table:table-cell office:value-type="float" office:value="6.048962">
                <text:p>6.048962</text:p>
              </table:table-cell>
              <table:table-cell office:value-type="float" office:value="6.932199">
                <text:p>6.932199</text:p>
              </table:table-cell>
              <table:table-cell office:value-type="float" office:value="8.955507">
                <text:p>8.955507</text:p>
              </table:table-cell>
              <table:table-cell office:value-type="float" office:value="12.66189">
                <text:p>12.66189</text:p>
              </table:table-cell>
              <table:table-cell office:value-type="float" office:value="20.017067">
                <text:p>20.017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bar" chart:style-name="ch1">
        <chart:legend chart:legend-position="end" svg:x="13.707cm" svg:y="3.705cm" style:legend-expansion="high" chart:style-name="ch2"/>
        <chart:plot-area chart:style-name="ch3" table:cell-range-address="Sheet1.B15:Sheet1.I15 Sheet1.B17:Sheet1.I19" chart:data-source-has-labels="both" svg:x="1.331cm" svg:y="0.18cm" svg:width="12.056cm" svg:height="7.664cm">
          <chartooo:coordinate-region svg:x="1.952cm" svg:y="0.379cm" svg:width="11.435cm" svg:height="6.818cm"/>
          <chart:axis chart:dimension="x" chart:name="primary-x" chart:style-name="ch4" chartooo:axis-type="auto">
            <chartooo:date-scale/>
            <chart:title svg:x="6.071cm" svg:y="8.024cm" chart:style-name="ch5">
              <text:p>Number of points</text:p>
            </chart:title>
            <chart:categories table:cell-range-address="Sheet1.C15:Sheet1.I15"/>
          </chart:axis>
          <chart:axis chart:dimension="y" chart:name="primary-y" chart:style-name="ch6">
            <chart:title svg:x="0.451cm" svg:y="4.598cm" chart:style-name="ch7">
              <text:p>Time(s)</text:p>
            </chart:title>
            <chart:grid chart:style-name="ch8" chart:class="major"/>
          </chart:axis>
          <chart:series chart:style-name="ch9" chart:values-cell-range-address="Sheet1.C17:Sheet1.I17" chart:label-cell-address="Sheet1.B17:Sheet1.B17" chart:class="chart:bar">
            <chart:data-point chart:repeated="7"/>
          </chart:series>
          <chart:series chart:style-name="ch10" chart:values-cell-range-address="Sheet1.C18:Sheet1.I18" chart:label-cell-address="Sheet1.B18:Sheet1.B18" chart:class="chart:bar">
            <chart:data-point chart:repeated="7"/>
          </chart:series>
          <chart:series chart:style-name="ch11" chart:values-cell-range-address="Sheet1.C19:Sheet1.I19" chart:label-cell-address="Sheet1.B19:Sheet1.B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C15:Sheet1.I15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</table:table-row>
          </table:table-header-rows>
          <table:table-rows>
            <table:table-row>
              <table:table-cell office:value-type="string">
                <text:p>parallel v1</text:p>
                <draw:g>
                  <svg:desc>Sheet1.B17:Sheet1.B17</svg:desc>
                </draw:g>
              </table:table-cell>
              <table:table-cell office:value-type="float" office:value="5.150253">
                <text:p>5.150253</text:p>
                <draw:g>
                  <svg:desc>Sheet1.C17:Sheet1.I17</svg:desc>
                </draw:g>
              </table:table-cell>
              <table:table-cell office:value-type="float" office:value="5.334522">
                <text:p>5.334522</text:p>
              </table:table-cell>
              <table:table-cell office:value-type="float" office:value="5.56897">
                <text:p>5.56897</text:p>
              </table:table-cell>
              <table:table-cell office:value-type="float" office:value="6.212595">
                <text:p>6.212595</text:p>
              </table:table-cell>
              <table:table-cell office:value-type="float" office:value="7.27669">
                <text:p>7.27669</text:p>
              </table:table-cell>
              <table:table-cell office:value-type="float" office:value="9.324087">
                <text:p>9.324087</text:p>
              </table:table-cell>
              <table:table-cell office:value-type="float" office:value="13.882712">
                <text:p>13.882712</text:p>
              </table:table-cell>
            </table:table-row>
            <table:table-row>
              <table:table-cell office:value-type="string">
                <text:p>parallel v2</text:p>
                <draw:g>
                  <svg:desc>Sheet1.B18:Sheet1.B18</svg:desc>
                </draw:g>
              </table:table-cell>
              <table:table-cell office:value-type="float" office:value="5.914093">
                <text:p>5.914093</text:p>
                <draw:g>
                  <svg:desc>Sheet1.C18:Sheet1.I18</svg:desc>
                </draw:g>
              </table:table-cell>
              <table:table-cell office:value-type="float" office:value="6.602768">
                <text:p>6.602768</text:p>
              </table:table-cell>
              <table:table-cell office:value-type="float" office:value="7.930681">
                <text:p>7.930681</text:p>
              </table:table-cell>
              <table:table-cell office:value-type="float" office:value="10.267001">
                <text:p>10.267001</text:p>
              </table:table-cell>
              <table:table-cell office:value-type="float" office:value="15.379849">
                <text:p>15.379849</text:p>
              </table:table-cell>
              <table:table-cell office:value-type="float" office:value="25.136588">
                <text:p>25.136588</text:p>
              </table:table-cell>
              <table:table-cell office:value-type="float" office:value="44.041563">
                <text:p>44.041563</text:p>
              </table:table-cell>
            </table:table-row>
            <table:table-row>
              <table:table-cell office:value-type="string">
                <text:p>parallel v3</text:p>
                <draw:g>
                  <svg:desc>Sheet1.B19:Sheet1.B19</svg:desc>
                </draw:g>
              </table:table-cell>
              <table:table-cell office:value-type="float" office:value="5.308004">
                <text:p>5.308004</text:p>
                <draw:g>
                  <svg:desc>Sheet1.C19:Sheet1.I19</svg:desc>
                </draw:g>
              </table:table-cell>
              <table:table-cell office:value-type="float" office:value="5.559447">
                <text:p>5.559447</text:p>
              </table:table-cell>
              <table:table-cell office:value-type="float" office:value="6.048962">
                <text:p>6.048962</text:p>
              </table:table-cell>
              <table:table-cell office:value-type="float" office:value="6.932199">
                <text:p>6.932199</text:p>
              </table:table-cell>
              <table:table-cell office:value-type="float" office:value="8.955507">
                <text:p>8.955507</text:p>
              </table:table-cell>
              <table:table-cell office:value-type="float" office:value="12.66189">
                <text:p>12.66189</text:p>
              </table:table-cell>
              <table:table-cell office:value-type="float" office:value="20.017067">
                <text:p>20.017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Sheet1.A2:Sheet1.G3" chart:data-source-has-labels="both" svg:x="1.331cm" svg:y="0.18cm" svg:width="11.761cm" svg:height="7.659cm">
          <chartooo:coordinate-region svg:x="2.058cm" svg:y="0.38cm" svg:width="10.569cm" svg:height="6.812cm"/>
          <chart:axis chart:dimension="x" chart:name="primary-x" chart:style-name="ch4" chartooo:axis-type="auto">
            <chartooo:date-scale/>
            <chart:title svg:x="5.923cm" svg:y="8.019cm" chart:style-name="ch5">
              <text:p>Number of points</text:p>
            </chart:title>
            <chart:categories table:cell-range-address="Sheet1.B2:Sheet1.G2"/>
          </chart:axis>
          <chart:axis chart:dimension="y" chart:name="primary-y" chart:style-name="ch4">
            <chart:title svg:x="0.451cm" svg:y="4.595cm" chart:style-name="ch6">
              <text:p>Time(s)</text:p>
            </chart:title>
            <chart:grid chart:style-name="ch7" chart:class="major"/>
          </chart:axis>
          <chart:series chart:style-name="ch8" chart:values-cell-range-address="Sheet1.B3:Sheet1.G3" chart:label-cell-address="Sheet1.A3:Sheet1.A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:Sheet1.G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</table:table-header-rows>
          <table:table-rows>
            <table:table-row>
              <table:table-cell office:value-type="string">
                <text:p>Time (s)</text:p>
                <draw:g>
                  <svg:desc>Sheet1.A3:Sheet1.A3</svg:desc>
                </draw:g>
              </table:table-cell>
              <table:table-cell office:value-type="float" office:value="4.959575">
                <text:p>4.959575</text:p>
                <draw:g>
                  <svg:desc>Sheet1.B3:Sheet1.G3</svg:desc>
                </draw:g>
              </table:table-cell>
              <table:table-cell office:value-type="float" office:value="4.995409">
                <text:p>4.995409</text:p>
              </table:table-cell>
              <table:table-cell office:value-type="float" office:value="4.990718">
                <text:p>4.990718</text:p>
              </table:table-cell>
              <table:table-cell office:value-type="float" office:value="5.086688">
                <text:p>5.086688</text:p>
              </table:table-cell>
              <table:table-cell office:value-type="float" office:value="5.214874">
                <text:p>5.214874</text:p>
              </table:table-cell>
              <table:table-cell office:value-type="float" office:value="5.493174">
                <text:p>5.493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Sheet1.A9:Sheet1.G9 Sheet1.A11:Sheet1.G11" chart:data-source-has-labels="column" svg:x="1.331cm" svg:y="0.18cm" svg:width="11.761cm" svg:height="7.659cm">
          <chartooo:coordinate-region svg:x="1.952cm" svg:y="0.379cm" svg:width="10.676cm" svg:height="6.813cm"/>
          <chart:axis chart:dimension="x" chart:name="primary-x" chart:style-name="ch4">
            <chart:title svg:x="5.818cm" svg:y="8.019cm" chart:style-name="ch5">
              <text:p>Number of threads</text:p>
            </chart:title>
          </chart:axis>
          <chart:axis chart:dimension="y" chart:name="primary-y" chart:style-name="ch4">
            <chart:title svg:x="0.451cm" svg:y="4.595cm" chart:style-name="ch6">
              <text:p>Time(s)</text:p>
            </chart:title>
            <chart:grid chart:style-name="ch7" chart:class="major"/>
          </chart:axis>
          <chart:series chart:style-name="ch8" chart:values-cell-range-address="Sheet1.B11:Sheet1.G11" chart:label-cell-address="Sheet1.A11:Sheet1.A11" chart:class="chart:scatter">
            <chart:domain table:cell-range-address="Sheet1.B9:Sheet1.G9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B9:Sheet1.G9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Time (s)</text:p>
                <draw:g>
                  <svg:desc>Sheet1.A11:Sheet1.A11</svg:desc>
                </draw:g>
              </table:table-cell>
              <table:table-cell office:value-type="float" office:value="71.100505">
                <text:p>71.100505</text:p>
                <draw:g>
                  <svg:desc>Sheet1.B11:Sheet1.G11</svg:desc>
                </draw:g>
              </table:table-cell>
              <table:table-cell office:value-type="float" office:value="39.540554">
                <text:p>39.540554</text:p>
              </table:table-cell>
              <table:table-cell office:value-type="float" office:value="23.712905">
                <text:p>23.712905</text:p>
              </table:table-cell>
              <table:table-cell office:value-type="float" office:value="16.106382">
                <text:p>16.106382</text:p>
              </table:table-cell>
              <table:table-cell office:value-type="float" office:value="14.376102">
                <text:p>14.376102</text:p>
              </table:table-cell>
              <table:table-cell office:value-type="float" office:value="14.406176">
                <text:p>14.406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